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  <mrow>
        <mi/>
        <mo stretchy="false">=</mo>
        <mi/>
      </mrow>
      <mfrac>
        <mi>U</mi>
        <mi>R</mi>
      </mfrac>
      <mi/>
      <mtext>für</mtext>
      <mi/>
      <mrow>
        <mi>t</mi>
        <mo stretchy="false">≤</mo>
        <msub>
          <mi>t</mi>
          <mn>1</mn>
        </msub>
      </mrow>
    </mrow>
    <annotation encoding="StarMath 5.0">I(t) `=` U over R ~~"für"~ t &lt;= t_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2:44:59.129000000</meta:creation-date>
    <meta:generator>LibreOffice/4.1.4.2$Windows_x86 LibreOffice_project/0a0440ccc0227ad9829de5f46be37cfb6edcf72</meta:generator>
  </office:meta>
</office:document-meta>
</file>